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240082" officeooo:paragraph-rsid="00240082"/>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fo:letter-spacing="normal" fo:language="en" fo:country="US" fo:font-style="normal" fo:font-weight="normal" officeooo:rsid="0022c105" officeooo:paragraph-rsid="0022c105"/>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fo:letter-spacing="normal" fo:language="en" fo:country="US" fo:font-style="normal" fo:font-weight="normal" officeooo:rsid="0022c105" officeooo:paragraph-rsid="00240082" fo:background-color="#ffffff"/>
    </style:style>
    <style:style style:name="P4" style:family="paragraph" style:parent-style-name="Preformatted_20_Text">
      <style:paragraph-properties fo:orphans="2" fo:widows="2"/>
      <style:text-properties fo:font-variant="normal" fo:text-transform="none" fo:color="#434f54" fo:letter-spacing="normal" fo:language="en" fo:country="US" fo:font-style="normal" fo:font-weight="normal"/>
    </style:style>
    <style:style style:name="P5" style:family="paragraph" style:parent-style-name="Preformatted_20_Text">
      <style:paragraph-properties fo:orphans="2" fo:widows="2"/>
      <style:text-properties fo:font-variant="normal" fo:text-transform="none" fo:color="#00979c" fo:letter-spacing="normal" fo:language="en" fo:country="US" fo:font-style="normal" fo:font-weight="normal" fo:background-color="#ffffff"/>
    </style:style>
    <style:style style:name="P6" style:family="paragraph" style:parent-style-name="Preformatted_20_Text">
      <style:paragraph-properties fo:orphans="2" fo:widows="2"/>
      <style:text-properties fo:font-variant="normal" fo:text-transform="none" fo:color="#000000" fo:letter-spacing="normal" fo:language="en" fo:country="US" fo:font-style="normal" fo:font-weight="normal"/>
    </style:style>
    <style:style style:name="P7" style:family="paragraph" style:parent-style-name="Preformatted_20_Text">
      <style:paragraph-properties fo:orphans="2" fo:widows="2"/>
      <style:text-properties fo:font-variant="normal" fo:text-transform="none" fo:color="#000000" fo:letter-spacing="normal" fo:language="en" fo:country="US" fo:font-style="normal" fo:font-weight="normal" officeooo:paragraph-rsid="0022c105"/>
    </style:style>
    <style:style style:name="P8" style:family="paragraph" style:parent-style-name="Preformatted_20_Text">
      <style:paragraph-properties fo:orphans="2" fo:widows="2"/>
      <style:text-properties fo:font-variant="normal" fo:text-transform="none" fo:color="#000000" fo:letter-spacing="normal" fo:language="en" fo:country="US" fo:font-style="normal" fo:font-weight="normal" fo:background-color="#ffffff"/>
    </style:style>
    <style:style style:name="P9" style:family="paragraph" style:parent-style-name="Preformatted_20_Text">
      <style:paragraph-properties fo:orphans="2" fo:widows="2"/>
      <style:text-properties fo:font-variant="normal" fo:text-transform="none" fo:color="#000000" fo:letter-spacing="normal" fo:language="en" fo:country="US" fo:background-color="#ffffff"/>
    </style:style>
    <style:style style:name="P10" style:family="paragraph" style:parent-style-name="Preformatted_20_Text">
      <style:paragraph-properties fo:orphans="2" fo:widows="2"/>
      <style:text-properties fo:font-variant="normal" fo:text-transform="none" fo:color="#000000" fo:letter-spacing="normal" fo:language="en" fo:country="US" officeooo:paragraph-rsid="00215f2e" fo:background-color="#ffffff"/>
    </style:style>
    <style:style style:name="P11" style:family="paragraph" style:parent-style-name="Preformatted_20_Text">
      <style:paragraph-properties fo:orphans="2" fo:widows="2"/>
      <style:text-properties fo:font-variant="normal" fo:text-transform="none" fo:color="#000000" fo:letter-spacing="normal" fo:language="en" fo:country="US" officeooo:paragraph-rsid="0022c105" fo:background-color="#ffffff"/>
    </style:style>
    <style:style style:name="P12" style:family="paragraph" style:parent-style-name="Preformatted_20_Text">
      <style:paragraph-properties fo:orphans="2" fo:widows="2"/>
      <style:text-properties fo:language="en" fo:country="US"/>
    </style:style>
    <style:style style:name="P13" style:family="paragraph" style:parent-style-name="Preformatted_20_Text">
      <style:paragraph-properties fo:orphans="2" fo:widows="2"/>
      <style:text-properties fo:language="en" fo:country="US" fo:background-color="#ffffff"/>
    </style:style>
    <style:style style:name="P14"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fo:background-color="#ffffff"/>
    </style:style>
    <style:style style:name="P15" style:family="paragraph" style:parent-style-name="Text_20_body">
      <style:text-properties fo:language="en" fo:country="US" officeooo:paragraph-rsid="00215f2e"/>
    </style:style>
    <style:style style:name="P16" style:family="paragraph" style:parent-style-name="Text_20_body">
      <style:text-properties fo:language="en" fo:country="US" officeooo:rsid="002a2db4" officeooo:paragraph-rsid="002a2db4"/>
    </style:style>
    <style:style style:name="P17" style:family="paragraph" style:parent-style-name="Text_20_body">
      <style:paragraph-properties fo:margin-left="0in" fo:margin-right="0in" fo:orphans="2" fo:widows="2" fo:text-indent="0in" style:auto-text-indent="false"/>
      <style:text-properties fo:font-variant="normal" fo:text-transform="none" fo:color="#000000" fo:letter-spacing="normal" fo:language="en" fo:country="US" fo:font-style="normal" fo:font-weight="normal" officeooo:paragraph-rsid="0022c105"/>
    </style:style>
    <style:style style:name="P18" style:family="paragraph" style:parent-style-name="Heading">
      <style:text-properties fo:language="en" fo:country="US" officeooo:paragraph-rsid="00215f2e"/>
    </style:style>
    <style:style style:name="P19" style:family="paragraph" style:parent-style-name="Preformatted_20_Text">
      <style:paragraph-properties fo:orphans="2" fo:widows="2"/>
      <style:text-properties fo:font-variant="normal" fo:text-transform="none" fo:color="#000000" fo:letter-spacing="normal" fo:language="en" fo:country="US" fo:font-style="normal" fo:font-weight="normal"/>
    </style:style>
    <style:style style:name="T1" style:family="text">
      <style:text-properties fo:color="#5e6d03"/>
    </style:style>
    <style:style style:name="T2" style:family="text">
      <style:text-properties fo:color="#5e6d03" fo:font-style="normal" fo:font-weight="normal"/>
    </style:style>
    <style:style style:name="T3" style:family="text">
      <style:text-properties fo:color="#5e6d03" fo:background-color="#ffffff" loext:char-shading-value="0"/>
    </style:style>
    <style:style style:name="T4" style:family="text">
      <style:text-properties fo:color="#434f54"/>
    </style:style>
    <style:style style:name="T5" style:family="text">
      <style:text-properties fo:color="#434f54" fo:font-style="normal" fo:font-weight="normal"/>
    </style:style>
    <style:style style:name="T6" style:family="text">
      <style:text-properties fo:color="#d35400" fo:font-weight="bold"/>
    </style:style>
    <style:style style:name="T7" style:family="text">
      <style:text-properties fo:color="#d35400" fo:font-style="normal" fo:font-weight="bold"/>
    </style:style>
    <style:style style:name="T8" style:family="text">
      <style:text-properties fo:color="#d35400" fo:font-style="normal" fo:font-weight="normal"/>
    </style:style>
    <style:style style:name="T9" style:family="text">
      <style:text-properties fo:color="#00979c"/>
    </style:style>
    <style:style style:name="T10" style:family="text">
      <style:text-properties fo:color="#00979c" fo:background-color="#ffffff" loext:char-shading-value="0"/>
    </style:style>
    <style:style style:name="T11" style:family="text">
      <style:text-properties fo:font-style="normal" fo:font-weight="normal"/>
    </style:style>
    <style:style style:name="T12" style:family="text">
      <style:text-properties fo:color="#005c5f" fo:font-style="normal" fo:font-weight="normal"/>
    </style:style>
    <style:style style:name="T13" style:family="text">
      <style:text-properties fo:color="#005c5f" fo:font-style="normal" fo:font-weight="normal" officeooo:rsid="00215f2e"/>
    </style:style>
    <style:style style:name="T14" style:family="text">
      <style:text-properties fo:color="#005c5f" fo:font-style="normal" fo:font-weight="normal" officeooo:rsid="0022c105"/>
    </style:style>
    <style:style style:name="T15" style:family="text">
      <style:text-properties fo:font-variant="normal" fo:text-transform="none" fo:color="#434f54" fo:letter-spacing="normal" fo:font-style="normal" fo:font-weight="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979c" fo:letter-spacing="normal" fo:font-style="normal" fo:font-weight="normal"/>
    </style:style>
    <style:style style:name="T18" style:family="text">
      <style:text-properties officeooo:rsid="0022c105"/>
    </style:style>
    <style:style style:name="T19" style:family="text">
      <style:text-properties officeooo:rsid="00250cb5"/>
    </style:style>
    <style:style style:name="T20" style:family="text">
      <style:text-properties officeooo:rsid="0029d97d"/>
    </style:style>
    <style:style style:name="T21" style:family="text">
      <style:text-properties officeooo:rsid="00215f2e"/>
    </style:style>
    <style:style style:name="T22" style:family="text">
      <style:text-properties officeooo:rsid="002a2db4"/>
    </style:style>
    <style:style style:name="T23" style:family="text">
      <style:text-properties fo:background-color="#ffffff" loext:char-shading-value="0"/>
    </style:style>
    <style:style style:name="T24" style:family="text">
      <style:text-properties officeooo:rsid="002bb6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1">Code Walkthrough</text:span></text:p>
      <text:p text:style-name="P16">In this section, we will walk through each and every line of the BME280 code, explaining what each step does. Read at your own pace, and ask the instructors if you have any questions. </text:p>
      <text:p text:style-name="P15"/>
      <text:p text:style-name="P6"><text:span text:style-name="T1">#include</text:span> <text:span text:style-name="T4">&lt;</text:span><text:span text:style-name="T6">SPI</text:span><text:span text:style-name="T4">.</text:span>h<text:span text:style-name="T4">&gt;</text:span></text:p>
      <text:p text:style-name="P6"><text:span text:style-name="T1">#include</text:span> <text:span text:style-name="T4">&lt;</text:span>Adafruit_Sensor<text:span text:style-name="T4">.</text:span>h<text:span text:style-name="T4">&gt;</text:span></text:p>
      <text:p text:style-name="P6"><text:span text:style-name="T1">#include</text:span> <text:span text:style-name="T4">&lt;</text:span>Adafruit_BME280<text:span text:style-name="T4">.</text:span>h<text:span text:style-name="T4">&gt;</text:span></text:p>
      <text:p text:style-name="P4"/>
      <text:p text:style-name="P17"><text:span text:style-name="T22">We start by pulling in the library for running the SPI interface. Next, we import some ibraries from the manufacturer used for all of their sensors. Finally, we pull in the library from the manufacturer to run this BME280 sensor. </text:span></text:p>
      <text:p text:style-name="P17"/>
      <text:p text:style-name="P7"><text:span text:style-name="T9">int</text:span> <text:span text:style-name="T18">chipSelect</text:span> <text:span text:style-name="T4">=</text:span> <text:span text:style-name="T22">10</text:span>;</text:p>
      <text:p text:style-name="P12"><text:span text:style-name="T17">float</text:span><text:span text:style-name="T16"> sealevel </text:span><text:span text:style-name="T15">=</text:span><text:span text:style-name="T16"> 1013.25;</text:span></text:p>
      <text:p text:style-name="P7">Adafruit_BME280 bme(<text:span text:style-name="T18">chipSelect</text:span>);</text:p>
      <text:p text:style-name="P2"/>
      <text:p text:style-name="P2"><text:span text:style-name="T22">First we create a variable, of type integer which represents the chipSelect pin used to select the BME280. We assign this variable the value of 10</text:span>. Next, we create a variable <text:span text:style-name="T22">of type floating point</text:span> that represents the pressure (in kPa) at sea level. This will be used later in the program to calculate <text:span text:style-name="T20">altitude.</text:span> Finally, we create a variable to hold the BME280 library code, and we tell it on which pin it will find the chip select. </text:p>
      <text:p text:style-name="P6"><text:span text:style-name="T10"/></text:p>
      <text:p text:style-name="P6"><text:span text:style-name="T10">void</text:span><text:span text:style-name="T23"> </text:span><text:span text:style-name="T3">setup</text:span><text:span text:style-name="T23">() {</text:span></text:p>
      <text:p text:style-name="P9"><text:s text:c="4"/><text:span text:style-name="T7">Serial</text:span><text:span text:style-name="T5">.</text:span><text:span text:style-name="T8">begin</text:span><text:span text:style-name="T11">(9600);</text:span></text:p>
      <text:p text:style-name="P10"><text:s/>   <text:span text:style-name="T7">Serial</text:span><text:span text:style-name="T5">.</text:span><text:span text:style-name="T8">println</text:span><text:span text:style-name="T11">(</text:span><text:span text:style-name="T12">"</text:span><text:span text:style-name="T13">initializing BME280...</text:span><text:span text:style-name="T12">"</text:span><text:span text:style-name="T11">);</text:span>    </text:p>
      <text:p text:style-name="P9"><text:s/>   <text:span text:style-name="T2">if</text:span><text:span text:style-name="T11"> (</text:span><text:span text:style-name="T5">!</text:span><text:span text:style-name="T11">bme</text:span><text:span text:style-name="T5">.</text:span><text:span text:style-name="T8">begin</text:span><text:span text:style-name="T11">()) {</text:span></text:p>
      <text:p text:style-name="P11"><text:s/>       <text:span text:style-name="T7">Serial</text:span><text:span text:style-name="T5">.</text:span><text:span text:style-name="T8">println</text:span><text:span text:style-name="T11">(</text:span><text:span text:style-name="T12">"</text:span><text:span text:style-name="T13">BME280</text:span><text:span text:style-name="T12"> Failed or Not Present"</text:span><text:span text:style-name="T11">);</text:span></text:p>
      <text:p text:style-name="P9"><text:s/>       <text:span text:style-name="T2">while</text:span><text:span text:style-name="T11"> (1);    </text:span></text:p>
      <text:p text:style-name="P9"><text:s/>   <text:span text:style-name="T11">}  </text:span></text:p>
      <text:p text:style-name="P11"><text:s text:c="4"/><text:span text:style-name="T7">Serial</text:span><text:span text:style-name="T5">.</text:span><text:span text:style-name="T8">println</text:span><text:span text:style-name="T11">(</text:span><text:span text:style-name="T12">"...</text:span><text:span text:style-name="T13">BME280 initializ</text:span><text:span text:style-name="T14">ed</text:span><text:span text:style-name="T12">"</text:span><text:span text:style-name="T11">);</text:span>    </text:p>
      <text:p text:style-name="P9"><text:s/>   <text:span text:style-name="T8">delay</text:span><text:span text:style-name="T11">(1000); </text:span></text:p>
      <text:p text:style-name="P8">}</text:p>
      <text:p text:style-name="P8"/>
      <text:p text:style-name="P3">In <text:s/>the setup function we start by initializing the serial interface and printing an initialization message. We then <text:span text:style-name="T20">begin</text:span> the BME280; if successful we print a success message and continue. If unsuccessful, we print a failure message and stop. We wait 1 second to give the device time to initialize completely. </text:p>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text:span text:style-name="T9">void</text:span> <text:span text:style-name="T1">loop</text:span>() { </text:p>
      <text:p text:style-name="P9"><text:s/>   <text:span text:style-name="T7">Serial</text:span><text:span text:style-name="T5">.</text:span><text:span text:style-name="T8">print</text:span><text:span text:style-name="T11">(</text:span><text:span text:style-name="T12">"Temperature: "</text:span><text:span text:style-name="T11">);</text:span></text:p>
      <text:p text:style-name="P9"><text:s/>   <text:span text:style-name="T7">Serial</text:span><text:span text:style-name="T5">.</text:span><text:span text:style-name="T8">print</text:span><text:span text:style-name="T11">(bme</text:span><text:span text:style-name="T5">.</text:span><text:span text:style-name="T8">readTemperature</text:span><text:span text:style-name="T11">());</text:span></text:p>
      <text:p text:style-name="P9"><text:s/>   <text:span text:style-name="T7">Serial</text:span><text:span text:style-name="T5">.</text:span><text:span text:style-name="T8">println</text:span><text:span text:style-name="T11">(</text:span><text:span text:style-name="T12">" C"</text:span><text:span text:style-name="T11">);</text:span></text:p>
      <text:p text:style-name="P13"/>
      <text:p text:style-name="P9"><text:s/>   <text:span text:style-name="T7">Serial</text:span><text:span text:style-name="T5">.</text:span><text:span text:style-name="T8">print</text:span><text:span text:style-name="T11">(</text:span><text:span text:style-name="T12">"Pressure: "</text:span><text:span text:style-name="T11">);</text:span></text:p>
      <text:p text:style-name="P9"><text:s/>   <text:span text:style-name="T7">Serial</text:span><text:span text:style-name="T5">.</text:span><text:span text:style-name="T8">print</text:span><text:span text:style-name="T11">(bme</text:span><text:span text:style-name="T5">.</text:span><text:span text:style-name="T11">readPressure());</text:span></text:p>
      <text:p text:style-name="P9"><text:s/>   <text:span text:style-name="T7">Serial</text:span><text:span text:style-name="T5">.</text:span><text:span text:style-name="T8">println</text:span><text:span text:style-name="T11">(</text:span><text:span text:style-name="T12">" Pa"</text:span><text:span text:style-name="T11">);</text:span></text:p>
      <text:p text:style-name="P13"/>
      <text:p text:style-name="P9"><text:s/>   <text:span text:style-name="T7">Serial</text:span><text:span text:style-name="T5">.</text:span><text:span text:style-name="T8">print</text:span><text:span text:style-name="T11">(</text:span><text:span text:style-name="T12">"Altitude: "</text:span><text:span text:style-name="T11">);</text:span></text:p>
      <text:p text:style-name="P9"><text:s/>   <text:span text:style-name="T7">Serial</text:span><text:span text:style-name="T5">.</text:span><text:span text:style-name="T8">print</text:span><text:span text:style-name="T11">(bme</text:span><text:span text:style-name="T5">.</text:span><text:span text:style-name="T11">readAltitude(sealevel));</text:span></text:p>
      <text:p text:style-name="P9"><text:s/>   <text:span text:style-name="T7">Serial</text:span><text:span text:style-name="T5">.</text:span><text:span text:style-name="T8">println</text:span><text:span text:style-name="T11">(</text:span><text:span text:style-name="T12">" m"</text:span><text:span text:style-name="T11">);</text:span></text:p>
      <text:p text:style-name="P13"/>
      <text:p text:style-name="P9"><text:s/>   <text:span text:style-name="T7">Serial</text:span><text:span text:style-name="T5">.</text:span><text:span text:style-name="T8">print</text:span><text:span text:style-name="T11">(</text:span><text:span text:style-name="T12">"Humidity: "</text:span><text:span text:style-name="T11">);</text:span></text:p>
      <text:p text:style-name="P9"><text:s/>   <text:span text:style-name="T7">Serial</text:span><text:span text:style-name="T5">.</text:span><text:span text:style-name="T8">print</text:span><text:span text:style-name="T11">(bme</text:span><text:span text:style-name="T5">.</text:span><text:span text:style-name="T11">readHumidity());</text:span></text:p>
      <text:p text:style-name="P9"><text:s/>   <text:span text:style-name="T7">Serial</text:span><text:span text:style-name="T5">.</text:span><text:span text:style-name="T8">println</text:span><text:span text:style-name="T11">(</text:span><text:span text:style-name="T12">" %"</text:span><text:span text:style-name="T11">);</text:span></text:p>
      <text:p text:style-name="P13"/>
      <text:p text:style-name="P9"><text:s/>   <text:span text:style-name="T7">Serial</text:span><text:span text:style-name="T5">.</text:span><text:span text:style-name="T8">println</text:span><text:span text:style-name="T11">();</text:span></text:p>
      <text:p text:style-name="P9"><text:s/>   <text:span text:style-name="T8">delay</text:span><text:span text:style-name="T11">(1000);</text:span></text:p>
      <text:p text:style-name="P14">}</text:p>
      <text:p text:style-name="P1">In the loop function, we print to the serial monitor the values of the various properties the BME280 measures. In each case, we print some text around the value itself so we can read what it represents. In each case, we finish with println to add a new line before printing the next property. Reading the temperature, <text:span text:style-name="T19">pressure and humidity are all very straight foward. Reading the altitude requires some input in the form of the presssure at sea level, which we defined earlier in the ske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0M32S</meta:editing-duration>
    <meta:editing-cycles>13</meta:editing-cycles>
    <meta:generator>LibreOffice/5.2.1.2$Windows_x86 LibreOffice_project/31dd62db80d4e60af04904455ec9c9219178d620</meta:generator>
    <dc:date>2017-09-02T14:14:55.416000000</dc:date>
    <meta:document-statistic meta:table-count="0" meta:image-count="0" meta:object-count="0" meta:page-count="2" meta:paragraph-count="38" meta:word-count="356" meta:character-count="2514" meta:non-whitespace-character-count="2079"/>
    <meta:user-defined meta:name="Info 1"/>
    <meta:user-defined meta:name="Info 2"/>
    <meta:user-defined meta:name="Info 3"/>
    <meta:user-defined meta:name="Info 4"/>
  </office:meta>
</office:document-meta>
</file>